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alibri" svg:font-family="Calibri, Calibri" style:font-family-generic="swiss"/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3.043cm"/>
        </style:tab-stops>
      </style:paragraph-properties>
      <style:text-properties style:font-name="Times New Roman" fo:font-size="10pt" style:font-name-asian="Times New Roman1" style:font-size-asian="10pt" style:language-asian="pl" style:country-asian="PL" style:font-name-complex="Times New Roman1" style:font-size-complex="10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3.043cm"/>
        </style:tab-stops>
      </style:paragraph-properties>
    </style:style>
    <style:style style:name="P3" style:family="paragraph" style:parent-style-name="Standard">
      <style:paragraph-properties fo:line-height="200%">
        <style:tab-stops>
          <style:tab-stop style:position="4.815cm"/>
        </style:tab-stops>
      </style:paragraph-properties>
    </style:style>
    <style:style style:name="P4" style:family="paragraph" style:parent-style-name="Standard">
      <style:paragraph-properties fo:margin-top="0cm" fo:margin-bottom="0cm" style:line-height-at-least="0.64cm"/>
      <style:text-properties fo:color="#000000" style:font-name="Times New Roman" fo:font-size="10pt" style:font-size-asian="10pt" style:font-name-complex="Times New Roman1" style:font-size-complex="10pt"/>
    </style:style>
    <style:style style:name="P5" style:family="paragraph" style:parent-style-name="Standard">
      <style:paragraph-properties fo:margin-top="0cm" fo:margin-bottom="0cm" fo:line-height="150%" fo:text-align="justify" style:justify-single-word="false" fo:orphans="0" fo:widows="0"/>
    </style:style>
    <style:style style:name="P6" style:family="paragraph" style:parent-style-name="Normal_20__28_Web_29_">
      <style:paragraph-properties fo:margin-top="0.049cm" fo:margin-bottom="0cm" fo:line-height="200%"/>
    </style:style>
    <style:style style:name="P7" style:family="paragraph" style:parent-style-name="Normal_20__28_Web_29_">
      <style:paragraph-properties fo:margin-top="0.049cm" fo:margin-bottom="0cm" fo:line-height="200%" fo:text-align="end" style:justify-single-word="false"/>
    </style:style>
    <style:style style:name="P8" style:family="paragraph" style:parent-style-name="Normal_20__28_Web_29_">
      <style:paragraph-properties fo:margin-top="0.049cm" fo:margin-bottom="0cm" fo:line-height="250%"/>
    </style:style>
    <style:style style:name="P9" style:family="paragraph" style:parent-style-name="Normal_20__28_Web_29_">
      <style:paragraph-properties fo:margin-top="0.049cm" fo:margin-bottom="0cm" fo:line-height="200%"/>
      <style:text-properties fo:color="#000000"/>
    </style:style>
    <style:style style:name="P10" style:family="paragraph" style:parent-style-name="Normal_20__28_Web_29_">
      <style:paragraph-properties fo:margin-top="0.049cm" fo:margin-bottom="0cm"/>
      <style:text-properties fo:font-size="10pt" style:font-size-asian="10pt" style:font-size-complex="10pt"/>
    </style:style>
    <style:style style:name="P11" style:family="paragraph" style:parent-style-name="Normal_20__28_Web_29_">
      <style:paragraph-properties fo:margin-top="0.049cm" fo:margin-bottom="0.423cm" fo:line-height="200%"/>
    </style:style>
    <style:style style:name="P12" style:family="paragraph" style:parent-style-name="Default">
      <style:paragraph-properties fo:margin-left="6.244cm" fo:margin-right="0cm" fo:text-align="end" style:justify-single-word="false" fo:text-indent="1.249cm" style:auto-text-indent="false"/>
    </style:style>
    <style:style style:name="P13" style:family="paragraph" style:parent-style-name="Normal_20__28_Web_29_">
      <style:paragraph-properties fo:margin-left="8.742cm" fo:margin-right="0cm" fo:margin-top="0.049cm" fo:margin-bottom="0cm" fo:line-height="200%" fo:text-indent="1.251cm" style:auto-text-indent="false"/>
      <style:text-properties fo:color="#000000" fo:font-size="10pt" style:font-size-asian="10pt" style:font-size-complex="10pt"/>
    </style:style>
    <style:style style:name="P14" style:family="paragraph" style:parent-style-name="Default">
      <style:paragraph-properties fo:margin-left="0cm" fo:margin-right="0cm" fo:margin-top="0cm" fo:margin-bottom="0.335cm" fo:text-indent="0cm" style:auto-text-indent="false" style:text-autospace="none"/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Normal_20__28_Web_29_" style:master-page-name="Standard">
      <style:paragraph-properties fo:margin-top="0.049cm" fo:margin-bottom="0cm" fo:line-height="200%" style:page-number="auto"/>
    </style:style>
    <style:style style:name="P16" style:family="paragraph" style:parent-style-name="Normal_20__28_Web_29_">
      <style:paragraph-properties fo:margin-top="0.049cm" fo:margin-bottom="0cm" fo:line-height="115%"/>
      <style:text-properties fo:color="#000000" fo:font-weight="bold" style:font-weight-asian="bold" style:font-weight-complex="bold"/>
    </style:style>
    <style:style style:name="P17" style:family="paragraph" style:parent-style-name="Normal_20__28_Web_29_">
      <style:paragraph-properties fo:margin-top="0.049cm" fo:margin-bottom="0cm" fo:line-height="200%"/>
      <style:text-properties fo:color="#000000" fo:font-weight="bold" style:font-weight-asian="bold"/>
    </style:style>
    <style:style style:name="P18" style:family="paragraph" style:parent-style-name="Normal_20__28_Web_29_">
      <style:paragraph-properties fo:margin-top="0.049cm" fo:margin-bottom="0cm" fo:line-height="200%" fo:text-align="center" style:justify-single-word="false"/>
      <style:text-properties fo:color="#000000" fo:font-size="8pt" style:font-size-asian="8pt" style:font-size-complex="8pt"/>
    </style:style>
    <style:style style:name="P19" style:family="paragraph" style:parent-style-name="Normal_20__28_Web_29_">
      <style:paragraph-properties fo:margin-top="0.049cm" fo:margin-bottom="0cm" fo:line-height="200%"/>
      <style:text-properties fo:color="#000000"/>
    </style:style>
    <style:style style:name="P20" style:family="paragraph" style:parent-style-name="Normal_20__28_Web_29_">
      <style:paragraph-properties fo:margin-top="0.049cm" fo:margin-bottom="0cm" fo:line-height="200%" fo:text-align="end" style:justify-single-word="false"/>
      <style:text-properties fo:color="#000000"/>
    </style:style>
    <style:style style:name="P21" style:family="paragraph" style:parent-style-name="Normal_20__28_Web_29_">
      <style:paragraph-properties fo:margin-top="0.049cm" fo:margin-bottom="0cm" fo:line-height="250%"/>
      <style:text-properties fo:color="#000000"/>
    </style:style>
    <style:style style:name="P22" style:family="paragraph" style:parent-style-name="Normal_20__28_Web_29_">
      <style:paragraph-properties fo:margin-top="0.049cm" fo:margin-bottom="0cm" fo:line-height="200%"/>
      <style:text-properties fo:color="#000000" style:text-underline-style="solid" style:text-underline-width="auto" style:text-underline-color="font-color" fo:font-weight="bold" style:font-weight-asian="bold"/>
    </style:style>
    <style:style style:name="P23" style:family="paragraph" style:parent-style-name="Normal_20__28_Web_29_">
      <style:paragraph-properties fo:margin-top="0.049cm" fo:margin-bottom="0cm" fo:line-height="200%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4" style:family="paragraph" style:parent-style-name="Normal_20__28_Web_29_">
      <style:paragraph-properties fo:margin-top="0.049cm" fo:margin-bottom="0cm"/>
      <style:text-properties fo:font-size="10pt" style:font-size-asian="10pt" style:font-size-complex="10pt"/>
    </style:style>
    <style:style style:name="P25" style:family="paragraph" style:parent-style-name="Normal_20__28_Web_29_">
      <style:paragraph-properties fo:margin-top="0.049cm" fo:margin-bottom="0cm" fo:line-height="200%" fo:text-align="center" style:justify-single-word="false"/>
      <style:text-properties fo:font-size="10pt" style:font-size-asian="10pt" style:font-size-complex="10pt"/>
    </style:style>
    <style:style style:name="P26" style:family="paragraph" style:parent-style-name="Normal_20__28_Web_29_">
      <style:paragraph-properties fo:margin-left="3.747cm" fo:margin-right="0cm" fo:margin-top="0.049cm" fo:margin-bottom="0cm" fo:line-height="200%" fo:text-indent="1.249cm" style:auto-text-indent="false"/>
      <style:text-properties fo:color="#000000" fo:font-size="16pt" fo:font-style="italic" fo:font-weight="bold" style:font-size-asian="16pt" style:font-style-asian="italic" style:font-weight-asian="bold" style:font-size-complex="16pt" style:font-weight-complex="bold"/>
    </style:style>
    <style:style style:name="P27" style:family="paragraph" style:parent-style-name="Normal_20__28_Web_29_">
      <style:paragraph-properties fo:margin-left="3.747cm" fo:margin-right="0cm" fo:margin-top="0.049cm" fo:margin-bottom="0cm" fo:line-height="200%" fo:text-indent="1.249cm" style:auto-text-indent="false"/>
      <style:text-properties fo:color="#000000" fo:font-size="8pt" style:font-size-asian="8pt" style:font-size-complex="8pt"/>
    </style:style>
    <style:style style:name="P28" style:family="paragraph" style:parent-style-name="Normal_20__28_Web_29_">
      <style:paragraph-properties fo:margin-left="3.747cm" fo:margin-right="0cm" fo:margin-top="0.049cm" fo:margin-bottom="0cm" fo:line-height="200%" fo:text-indent="1.249cm" style:auto-text-indent="false"/>
      <style:text-properties fo:color="#000000" fo:font-size="10pt" style:font-size-asian="10pt" style:font-size-complex="10pt"/>
    </style:style>
    <style:style style:name="P29" style:family="paragraph" style:parent-style-name="Normal_20__28_Web_29_">
      <style:paragraph-properties fo:margin-left="2.498cm" fo:margin-right="0cm" fo:margin-top="0.049cm" fo:margin-bottom="0cm" fo:line-height="200%" fo:text-indent="1.249cm" style:auto-text-indent="false"/>
      <style:text-properties fo:color="#000000" fo:font-size="8pt" style:font-size-asian="8pt" style:font-size-complex="8pt"/>
    </style:style>
    <style:style style:name="P30" style:family="paragraph" style:parent-style-name="Normal_20__28_Web_29_">
      <style:paragraph-properties fo:margin-left="6.244cm" fo:margin-right="0cm" fo:margin-top="0.049cm" fo:margin-bottom="0cm" fo:line-height="200%" fo:text-indent="1.249cm" style:auto-text-indent="false"/>
      <style:text-properties fo:color="#000000" fo:font-size="10pt" style:font-size-asian="10pt" style:font-size-complex="10pt"/>
    </style:style>
    <style:style style:name="P31" style:family="paragraph" style:parent-style-name="Normal_20__28_Web_29_">
      <style:paragraph-properties fo:margin-left="8.742cm" fo:margin-right="0cm" fo:margin-top="0.049cm" fo:margin-bottom="0cm" fo:line-height="200%" fo:text-indent="1.251cm" style:auto-text-indent="false"/>
      <style:text-properties fo:color="#000000" fo:font-size="10pt" style:font-size-asian="10pt" style:font-size-complex="10pt"/>
    </style:style>
    <style:style style:name="P32" style:family="paragraph" style:parent-style-name="Default">
      <style:paragraph-properties fo:margin-left="0cm" fo:margin-right="0cm" fo:margin-top="0.049cm" fo:margin-bottom="0cm" fo:line-height="200%" fo:text-align="start" style:justify-single-word="false" fo:text-indent="0cm" style:auto-text-indent="false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P33" style:family="paragraph" style:parent-style-name="Default" style:list-style-name="L1">
      <style:paragraph-properties fo:margin-left="0cm" fo:margin-right="0cm" fo:margin-top="0cm" fo:margin-bottom="0cm" fo:text-indent="0cm" style:auto-text-indent="false" style:text-autospace="none"/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Default">
      <style:paragraph-properties fo:margin-left="6.244cm" fo:margin-right="0cm" fo:text-align="end" style:justify-single-word="false" fo:text-indent="1.249cm" style:auto-text-indent="false"/>
      <style:text-properties fo:color="#000000" style:font-name="Arial1" fo:font-size="11pt" fo:font-weight="bold" style:font-name-asian="Arial2" style:font-size-asian="11pt" style:font-weight-asian="bold" style:font-name-complex="Arial2" style:font-size-complex="11pt"/>
    </style:style>
    <style:style style:name="P35" style:family="paragraph" style:parent-style-name="Standard">
      <style:paragraph-properties fo:margin-top="0cm" fo:margin-bottom="0cm" style:line-height-at-least="0.64cm"/>
      <style:text-properties fo:color="#000000" style:font-name="Times New Roman" fo:font-size="10pt" style:font-size-asian="10pt" style:font-name-complex="Times New Roman1" style:font-size-complex="10pt"/>
    </style:style>
    <style:style style:name="P36" style:family="paragraph" style:parent-style-name="Standard">
      <style:paragraph-properties fo:margin-top="0.049cm" fo:margin-bottom="0cm" fo:line-height="115%"/>
      <style:text-properties fo:color="#000000" fo:font-weight="bold" style:font-weight-asian="bold" style:font-weight-complex="bold"/>
    </style:style>
    <style:style style:name="P37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name-complex="Century Gothic" style:font-weight-complex="bold"/>
    </style:style>
    <style:style style:name="T6" style:family="text">
      <style:text-properties fo:font-weight="bold" style:font-weight-asian="bold" style:font-name-complex="Times" style:font-weight-complex="bold"/>
    </style:style>
    <style:style style:name="T7" style:family="text">
      <style:text-properties style:font-name="Times New Roman" fo:font-size="10pt" fo:font-weight="bold" style:font-name-asian="Times New Roman1" style:font-size-asian="10pt" style:language-asian="pl" style:country-asian="PL" style:font-weight-asian="bold" style:font-name-complex="Times New Roman1" style:font-size-complex="10pt"/>
    </style:style>
    <style:style style:name="T8" style:family="text">
      <style:text-properties style:text-position="super 58%" fo:font-weight="bold" style:font-weight-asian="bold" style:font-name-complex="Century Gothic" style:font-weight-complex="bold"/>
    </style:style>
    <style:style style:name="T9" style:family="text">
      <style:text-properties style:font-name="Arial1" fo:font-weight="bold" style:font-weight-asian="bold" style:font-weight-complex="bold"/>
    </style:style>
    <style:style style:name="T10" style:family="text">
      <style:text-properties style:font-name="Arial1" fo:font-weight="bold" style:font-weight-asian="bold" style:font-name-complex="Arial2" style:font-weight-complex="bol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ab/><text:tab/><text:tab/><text:tab/><text:tab/><text:tab/><text:tab/></text:p>
      <text:p text:style-name="P7">Ciechanów, dnia ……………………</text:p>
      <text:p text:style-name="P37">Komornik Sądowy przy Sądzie Rejonowym w Ciechanowie Łukasz Godlewski</text:p>
      <text:p text:style-name="P37">Kancelaria Komornicza nr VI w Ciechanowie</text:p>
      <text:p text:style-name="P37">pl. T. Kościuszki 7/6</text:p>
      <text:p text:style-name="P37">06-400 Ciechanów</text:p>
      <text:p text:style-name="P36">tel kancelarii 724-194-009</text:p>
      <text:p text:style-name="P16"/>
      <text:p text:style-name="P16"/>
      <text:p text:style-name="P26">WNIOSEK EGZEKUCYJNY</text:p>
      <text:p text:style-name="P6"/>
      <text:p text:style-name="P6"><text:span text:style-name="T3">Wierzyciel</text:span><text:span text:style-name="T1">_________________________________________________________</text:span></text:p>
      <text:p text:style-name="P18">(nazwisko i imię)</text:p>
      <text:p text:style-name="P9">zamieszkały(a) ______________________________________________________________</text:p>
      <text:p text:style-name="P27">(adres: kod pocztowy, miejscowość, ulica, numer domu)</text:p>
      <text:p text:style-name="P9">Nr NIP _____________________________</text:p>
      <text:p text:style-name="P6"/>
      <text:p text:style-name="P6"><text:span text:style-name="T3">Dłużnik</text:span><text:span text:style-name="T1">__________________________________________________________</text:span></text:p>
      <text:p text:style-name="P18">(nazwisko i imię)</text:p>
      <text:p text:style-name="P9">urodzony(a) _________________________ <text:s text:c="7"/>imiona rodziców______________________</text:p>
      <text:p text:style-name="P29">(data i miejsce)</text:p>
      <text:p text:style-name="P9">zamieszkały(a) ______________________________________________________________</text:p>
      <text:p text:style-name="P18">(adres: kod pocztowy, miejscowość, ulica, numer domu)</text:p>
      <text:p text:style-name="P9">Nr PESEL _________________________ <text:s text:c="9"/>Nr NIP _____________________________</text:p>
      <text:p text:style-name="P9">Nr Dow.Osob / Regon ___________________________ Nr KRS ______________________</text:p>
      <text:p text:style-name="P6"/>
      <text:p text:style-name="P8"><text:span text:style-name="T2">Przedkładam: </text:span><text:span text:style-name="T1">wyrok, protokół, postanowienie Sądu ________________________________</text:span></text:p>
      <text:p text:style-name="P21">_________________________________________z dnia _____________________________</text:p>
      <text:p text:style-name="P21"><text:soft-page-break/>sygnatura akt ______________________________</text:p>
      <text:p text:style-name="P9"/>
      <text:p text:style-name="P22">i wnoszę o wszczęcie egzekucji przeciwko dłużnikowi(czce) w celu wyegzekwowania:</text:p>
      <text:p text:style-name="P9">1. należności <text:s/>głównej ______________________________ zł</text:p>
      <text:p text:style-name="P9">z zasądzonymi odsetkami w wysokości _______________________ od dnia _________________ do dnia zapłaty</text:p>
      <text:p text:style-name="P9">2. kosztów procesu _____________________________ zł</text:p>
      <text:p text:style-name="P9">3. kosztów klauzuli ______________________________ zł</text:p>
      <text:p text:style-name="P9">4. _____________________________________________</text:p>
      <text:p text:style-name="P9">5. kosztów egzekucyjnych, które powstaną w toku egzekucji</text:p>
      <text:p text:style-name="P22">Stosownie do treści art. 799 §1 k.p.c. wnoszę o wszczęcie egzekucji według wszystkich dopuszczalnych sposobów.</text:p>
      <text:p text:style-name="P10"/>
      <text:p text:style-name="P10">___________________________ <text:s text:c="3"/><text:bookmark text:name="_GoBack1"/></text:p>
      <text:p text:style-name="P4">Podpis wierzyciela</text:p>
      <text:p text:style-name="P4"/>
      <text:p text:style-name="P22">Wnoszę o wszczęcie egzekucji z ruchomości dłużnika tj.</text:p>
      <text:p text:style-name="P23">________________________________________________________________ </text:p>
      <text:p text:style-name="P11"><text:bookmark text:name="DDE_LINK"/><text:span text:style-name="T2">wynagrodzenia za pracę w</text:span><text:span text:style-name="T1"> ____________________________________________________</text:span></text:p>
      <text:p text:style-name="P17"><text:bookmark text:name="_GoBack"/>Wnoszę o wszczęcie egzekucji z konta bankowego dłużnika nr:</text:p>
      <text:p text:style-name="P9">___________________________________________________________________________</text:p>
      <text:p text:style-name="P6"><text:span text:style-name="T2">i wierzytelności dłużnika</text:span><text:span text:style-name="T1"> ____________________________________________________</text:span></text:p>
      <text:p text:style-name="P30">(od kogo i z jakiego tytułu się należą)</text:p>
      <text:p text:style-name="P6"><text:span text:style-name="T2">innych praw majątkowych </text:span><text:span text:style-name="T1">___________________________________________________________________________</text:span></text:p>
      <text:p text:style-name="P9"><text:soft-page-break/>nieruchomości dłużnika ______________________________________________________________________________________________________________________________________________________</text:p>
      <text:p text:style-name="P28">(dokładny adres nieruchomości i numer księgi wieczystej)</text:p>
      <text:p text:style-name="P22">Wyegzekwowane kwoty proszę przekazywać:</text:p>
      <text:p text:style-name="P9">___________________________________________________________________________</text:p>
      <text:p text:style-name="P27">(dokładny adres lub numer rachunku bankowego)<text:line-break/></text:p>
      <text:p text:style-name="P20">______________________</text:p>
      <text:p text:style-name="P25"><text:tab/><text:tab/><text:tab/><text:tab/><text:tab/><text:tab/><text:tab/><text:tab/>Podpis wierzyciela</text:p>
      <text:p text:style-name="P1"/>
      <text:p text:style-name="P2"><text:span text:style-name="T7">W</text:span><text:span text:style-name="T4">yboru komornika dokonałem/am na podstawie art. 10 ust. 3 ustawy<text:line-break/>o komornikach sądowych z dnia 22 marca 2018 r.</text:span></text:p>
      <text:p text:style-name="P5"><text:span text:style-name="T5">W przypadku niedope</text:span><text:span text:style-name="T6">ł</text:span><text:span text:style-name="T5">nienia przez d</text:span><text:span text:style-name="T6">ł</text:span><text:span text:style-name="T5">u</text:span><text:span text:style-name="T6">ż</text:span><text:span text:style-name="T5">nika obowi</text:span><text:span text:style-name="T6">ą</text:span><text:span text:style-name="T5">zku z</text:span><text:span text:style-name="T6">ł</text:span><text:span text:style-name="T5">o</text:span><text:span text:style-name="T6">ż</text:span><text:span text:style-name="T5">enia wykazu maj</text:span><text:span text:style-name="T6">ą</text:span><text:span text:style-name="T5">tku lub wyjaśnień zgodnie z art. 801 k.p.c., zlecam komornikowi poszukiwanie maj</text:span><text:span text:style-name="T6">ą</text:span><text:span text:style-name="T5">tku d</text:span><text:span text:style-name="T6">ł</text:span><text:span text:style-name="T5">u</text:span><text:span text:style-name="T6">ż</text:span><text:span text:style-name="T5">nika w trybie art. 801</text:span><text:span text:style-name="T8">1</text:span><text:span text:style-name="T5"> k.p.c.</text:span></text:p>
      <text:p text:style-name="P13">________________________</text:p>
      <text:p text:style-name="P13">Podpis wierzyciela</text:p>
      <text:p text:style-name="P13"/>
      <text:p text:style-name="P13"/>
      <text:p text:style-name="P32">Załączniki: </text:p>
      <text:p text:style-name="P14">1) oryginał tytułu wykonawczego </text:p>
      <text:list xml:id="list1621127597890999956" text:style-name="L1">
        <text:list-header>
          <text:p text:style-name="P33">2)pełnomocnictwo</text:p>
          <text:p text:style-name="P33">3)........</text:p>
        </text:list-header>
      </text:list>
      <text:p text:style-name="P13"/>
      <text:p text:style-name="P13"/>
      <text:p text:style-name="P13"/>
      <text:p text:style-name="P12"><text:span text:style-name="T9"><text:tab/></text:span><text:span text:style-name="T10"><text:tab/></text:span></text:p>
      <text:p text:style-name="P3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alibri" svg:font-family="Calibri, Calibri" style:font-family-generic="swiss"/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Arial3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3"/>
    </style:style>
    <style:style style:name="Header" style:family="paragraph" style:parent-style-name="Standard" style:default-outline-level="" style:list-style-name="" style:class="extra">
      <style:paragraph-properties fo:margin-top="0.423cm" fo:margin-bottom="0cm" fo:line-height="100%" fo:keep-with-next="always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Liberation Sans" fo:font-size="14pt" style:font-name-asian="Microsoft YaHei" style:font-size-asian="14pt" style:font-size-complex="14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49cm" fo:margin-bottom="0.21cm" fo:line-height="100%"/>
      <style:text-properties style:font-name="Times New Roman" style:font-name-asian="Times New Roman1" style:language-asian="pl" style:country-asian="PL" style:font-name-complex="Times New Roman1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omyślne" style:family="paragraph" style:default-outline-level="" style:list-style-name="">
      <style:paragraph-properties fo:orphans="2" fo:widows="2" fo:padding="0cm" fo:border="none" style:writing-mode="lr-tb"/>
      <style:text-properties fo:color="#000000" style:font-name="Helvetica" fo:font-size="11pt" style:font-name-asian="Arial Unicode MS" style:font-size-asian="11pt" style:language-asian="pl" style:country-asian="PL" style:font-name-complex="Arial Unicode MS" style:font-size-complex="11pt" style:language-complex="ar" style:country-complex="SA"/>
    </style:style>
    <style:style style:name="Default" style:family="paragraph" style:default-outline-level="" style:list-style-name="">
      <style:paragraph-properties fo:orphans="2" fo:widows="2" fo:padding="0cm" fo:border="none" style:writing-mode="lr-tb"/>
      <style:text-properties fo:color="#000000" style:font-name="Times New Roman" style:text-underline-style="none" style:font-name-asian="Arial Unicode MS" style:language-asian="pl" style:country-asian="PL" style:font-name-complex="Arial Unicode MS" style:language-complex="ar" style:country-complex="SA"/>
    </style:style>
    <style:style style:name="Default_20_Paragraph_20_Font" style:display-name="Default Paragraph Font" style:family="text"/>
    <style:style style:name="Stopka_20_Znak" style:display-name="Stopka Znak" style:family="text" style:parent-style-name="Default_20_Paragraph_20_Font"/>
    <style:style style:name="Nagłówek_20_Znak" style:display-name="Nagłówek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2.499cm" fo:margin-left="2.499cm" fo:margin-right="2.499cm" style:writing-mode="lr-tb" style:layout-grid-color="#c0c0c0" style:layout-grid-lines="40" style:layout-grid-base-height="0.369cm" style:layout-grid-ruby-height="0.26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90</meta:initial-creator>
    <meta:editing-cycles>5</meta:editing-cycles>
    <meta:print-date>2016-04-18T08:37:00</meta:print-date>
    <meta:creation-date>2018-07-17T17:59:00</meta:creation-date>
    <dc:date>2021-03-19T12:08:23.49</dc:date>
    <dc:language>pl-PL</dc:language>
    <meta:editing-duration>PT1M17S</meta:editing-duration>
    <meta:generator>OpenOffice/4.1.9$Win32 OpenOffice.org_project/419m1$Build-9805</meta:generator>
    <meta:document-statistic meta:table-count="0" meta:image-count="0" meta:object-count="0" meta:page-count="3" meta:paragraph-count="58" meta:word-count="275" meta:character-count="314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